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4.41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ulukko1" table:style-name="ta1"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5" table:number-columns-repeated="1018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Flash name</text:p>
          </table:table-cell>
          <table:table-cell table:style-name="Heading" office:value-type="string">
            <text:p>Size (bmlinfo)</text:p>
          </table:table-cell>
          <table:table-cell table:style-name="Heading" office:value-type="string">
            <text:p>Size (kb)</text:p>
          </table:table-cell>
          <table:table-cell table:style-name="ce1"/>
          <table:table-cell table:style-name="Heading" table:number-columns-repeated="1018"/>
        </table:table-row>
        <table:table-row table:style-name="ro3">
          <table:table-cell office:value-type="string">
            <text:p>BML1</text:p>
          </table:table-cell>
          <table:table-cell office:value-type="string">
            <text:p>OBM</text:p>
          </table:table-cell>
          <table:table-cell office:value-type="string">
            <text:p>TIM_OBM.bin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2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2</text:p>
          </table:table-cell>
          <table:table-cell office:value-type="string">
            <text:p>MRD</text:p>
          </table:table-cell>
          <table:table-cell/>
          <table:table-cell table:style-name="ce3" office:value-type="string">
            <text:p>0x00040000</text:p>
          </table:table-cell>
          <table:table-cell table:style-name="Default" table:formula="of:=HEX2DEC(RIGHT([.D3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3</text:p>
          </table:table-cell>
          <table:table-cell office:value-type="string">
            <text:p>PINMUX</text:p>
          </table:table-cell>
          <table:table-cell office:value-type="string">
            <text:p>PINMUX.bin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4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4</text:p>
          </table:table-cell>
          <table:table-cell office:value-type="string">
            <text:p>LOKE</text:p>
          </table:table-cell>
          <table:table-cell office:value-type="string">
            <text:p>TIM_loke3.bin</text:p>
          </table:table-cell>
          <table:table-cell table:style-name="ce3" office:value-type="string">
            <text:p>0x000c0000</text:p>
          </table:table-cell>
          <table:table-cell table:style-name="Default" table:formula="of:=HEX2DEC(RIGHT([.D5];8))/1024" office:value-type="float" office:value="768">
            <text:p>768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5</text:p>
          </table:table-cell>
          <table:table-cell office:value-type="string">
            <text:p>LOKE_FOTA</text:p>
          </table:table-cell>
          <table:table-cell/>
          <table:table-cell table:style-name="ce3" office:value-type="string">
            <text:p>0x000c0000</text:p>
          </table:table-cell>
          <table:table-cell table:style-name="Default" table:formula="of:=HEX2DEC(RIGHT([.D6];8))/1024" office:value-type="float" office:value="768">
            <text:p>768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6</text:p>
          </table:table-cell>
          <table:table-cell office:value-type="string">
            <text:p>PIT</text:p>
          </table:table-cell>
          <table:table-cell office:value-type="string">
            <text:p>Marvell_Partition.pit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7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7</text:p>
          </table:table-cell>
          <table:table-cell office:value-type="string">
            <text:p>Bootlogo</text:p>
          </table:table-cell>
          <table:table-cell office:value-type="string">
            <text:p>Bootlogo.img</text:p>
          </table:table-cell>
          <table:table-cell table:style-name="ce3" office:value-type="string">
            <text:p>0x000c0000</text:p>
          </table:table-cell>
          <table:table-cell table:style-name="Default" table:formula="of:=HEX2DEC(RIGHT([.D8];8))/1024" office:value-type="float" office:value="768">
            <text:p>768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8</text:p>
          </table:table-cell>
          <table:table-cell office:value-type="string">
            <text:p>CP</text:p>
          </table:table-cell>
          <table:table-cell office:value-type="string">
            <text:p>Arbel_CP.bin</text:p>
          </table:table-cell>
          <table:table-cell table:style-name="ce3" office:value-type="string">
            <text:p>0x00600000</text:p>
          </table:table-cell>
          <table:table-cell table:style-name="Default" table:formula="of:=HEX2DEC(RIGHT([.D9];8))/1024" office:value-type="float" office:value="6144">
            <text:p>6144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9</text:p>
          </table:table-cell>
          <table:table-cell office:value-type="string">
            <text:p>DSP</text:p>
          </table:table-cell>
          <table:table-cell office:value-type="string">
            <text:p>TAVOR_DSP.bin</text:p>
          </table:table-cell>
          <table:table-cell table:style-name="ce3" office:value-type="string">
            <text:p>0x001c0000</text:p>
          </table:table-cell>
          <table:table-cell table:style-name="Default" table:formula="of:=HEX2DEC(RIGHT([.D10];8))/1024" office:value-type="float" office:value="1792">
            <text:p>1792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0</text:p>
          </table:table-cell>
          <table:table-cell office:value-type="string">
            <text:p>RF_Plugin</text:p>
          </table:table-cell>
          <table:table-cell office:value-type="string">
            <text:p>rf_plugin.bin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11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1</text:p>
          </table:table-cell>
          <table:table-cell office:value-type="string">
            <text:p>KERNEL</text:p>
          </table:table-cell>
          <table:table-cell office:value-type="string">
            <text:p>zImage</text:p>
          </table:table-cell>
          <table:table-cell table:style-name="ce3" office:value-type="string">
            <text:p>0x00400000</text:p>
          </table:table-cell>
          <table:table-cell table:style-name="Default" table:formula="of:=HEX2DEC(RIGHT([.D12];8))/1024" office:value-type="float" office:value="4096">
            <text:p>409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12</text:p>
          </table:table-cell>
          <table:table-cell office:value-type="string">
            <text:p>KERNEL_FOTA</text:p>
          </table:table-cell>
          <table:table-cell/>
          <table:table-cell table:style-name="ce3" office:value-type="string">
            <text:p>0x00400000</text:p>
          </table:table-cell>
          <table:table-cell table:style-name="Default" table:formula="of:=HEX2DEC(RIGHT([.D13];8))/1024" office:value-type="float" office:value="4096">
            <text:p>409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3</text:p>
          </table:table-cell>
          <table:table-cell office:value-type="string">
            <text:p>RAMDISK</text:p>
          </table:table-cell>
          <table:table-cell office:value-type="string">
            <text:p>ramdisk.img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14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4</text:p>
          </table:table-cell>
          <table:table-cell office:value-type="string">
            <text:p>RAMDISK_FOTA</text:p>
          </table:table-cell>
          <table:table-cell office:value-type="string">
            <text:p>ramdisk.img</text:p>
          </table:table-cell>
          <table:table-cell table:style-name="ce3" office:value-type="string">
            <text:p>0x00040000</text:p>
          </table:table-cell>
          <table:table-cell table:style-name="Default" table:formula="of:=HEX2DEC(RIGHT([.D15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BML15</text:p>
          </table:table-cell>
          <table:table-cell office:value-type="string">
            <text:p>RAMDISK_RCVY</text:p>
          </table:table-cell>
          <table:table-cell office:value-type="string">
            <text:p>ramdisk-recovery.img</text:p>
          </table:table-cell>
          <table:table-cell table:style-name="ce3" office:value-type="string">
            <text:p>0x00180000</text:p>
          </table:table-cell>
          <table:table-cell table:style-name="Default" table:formula="of:=HEX2DEC(RIGHT([.D16];8))/1024" office:value-type="float" office:value="1536">
            <text:p>153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STL16</text:p>
          </table:table-cell>
          <table:table-cell office:value-type="string">
            <text:p>SYSTEM</text:p>
          </table:table-cell>
          <table:table-cell office:value-type="string">
            <text:p>system.img</text:p>
          </table:table-cell>
          <table:table-cell table:style-name="ce3" office:value-type="string">
            <text:p>0x0f680000</text:p>
          </table:table-cell>
          <table:table-cell table:style-name="Default" table:formula="of:=HEX2DEC(RIGHT([.D17];8))/1024" office:value-type="float" office:value="252416">
            <text:p>252416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STL17</text:p>
          </table:table-cell>
          <table:table-cell office:value-type="string">
            <text:p>USERDATA</text:p>
          </table:table-cell>
          <table:table-cell office:value-type="string">
            <text:p>userdata.img</text:p>
          </table:table-cell>
          <table:table-cell table:style-name="ce3" office:value-type="string">
            <text:p>0x0ac00000</text:p>
          </table:table-cell>
          <table:table-cell table:style-name="Default" table:formula="of:=HEX2DEC(RIGHT([.D18];8))/1024" office:value-type="float" office:value="176128">
            <text:p>176128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STL18</text:p>
          </table:table-cell>
          <table:table-cell office:value-type="string">
            <text:p>PXAFS</text:p>
          </table:table-cell>
          <table:table-cell office:value-type="string">
            <text:p>pxafs.img</text:p>
          </table:table-cell>
          <table:table-cell table:style-name="ce3" office:value-type="string">
            <text:p>0x00a00000</text:p>
          </table:table-cell>
          <table:table-cell table:style-name="Default" table:formula="of:=HEX2DEC(RIGHT([.D19];8))/1024" office:value-type="float" office:value="10240">
            <text:p>10240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STL19</text:p>
          </table:table-cell>
          <table:table-cell office:value-type="string">
            <text:p>NVM</text:p>
          </table:table-cell>
          <table:table-cell office:value-type="string">
            <text:p>NVM.img</text:p>
          </table:table-cell>
          <table:table-cell table:style-name="ce3" office:value-type="string">
            <text:p>0x00600000</text:p>
          </table:table-cell>
          <table:table-cell table:style-name="Default" table:formula="of:=HEX2DEC(RIGHT([.D20];8))/1024" office:value-type="float" office:value="6144">
            <text:p>6144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STL20</text:p>
          </table:table-cell>
          <table:table-cell office:value-type="string">
            <text:p>CACHE</text:p>
          </table:table-cell>
          <table:table-cell office:value-type="string">
            <text:p>cache.img</text:p>
          </table:table-cell>
          <table:table-cell table:style-name="ce3" office:value-type="string">
            <text:p>0x01d80000</text:p>
          </table:table-cell>
          <table:table-cell table:style-name="Default" table:formula="of:=HEX2DEC(RIGHT([.D21];8))/1024" office:value-type="float" office:value="30208">
            <text:p>30208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STL21</text:p>
          </table:table-cell>
          <table:table-cell office:value-type="string">
            <text:p>LFS</text:p>
          </table:table-cell>
          <table:table-cell office:value-type="string">
            <text:p>param.lfs</text:p>
          </table:table-cell>
          <table:table-cell table:style-name="ce3" office:value-type="string">
            <text:p>0x00500000</text:p>
          </table:table-cell>
          <table:table-cell table:style-name="Default" table:formula="of:=HEX2DEC(RIGHT([.D22];8))/1024" office:value-type="float" office:value="5120">
            <text:p>5120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>
            <text:p>STL22</text:p>
          </table:table-cell>
          <table:table-cell office:value-type="string">
            <text:p>EFS</text:p>
          </table:table-cell>
          <table:table-cell office:value-type="string">
            <text:p>efs.img</text:p>
          </table:table-cell>
          <table:table-cell table:style-name="ce3" office:value-type="string">
            <text:p>0x00a00000</text:p>
          </table:table-cell>
          <table:table-cell table:style-name="Default" table:formula="of:=HEX2DEC(RIGHT([.D23];8))/1024" office:value-type="float" office:value="10240">
            <text:p>10240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23</text:p>
          </table:table-cell>
          <table:table-cell office:value-type="string">
            <text:p>PARAM</text:p>
          </table:table-cell>
          <table:table-cell/>
          <table:table-cell table:style-name="ce3" office:value-type="string">
            <text:p>0x00040000</text:p>
          </table:table-cell>
          <table:table-cell table:style-name="Default" table:formula="of:=HEX2DEC(RIGHT([.D24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24</text:p>
          </table:table-cell>
          <table:table-cell office:value-type="string">
            <text:p>CUB</text:p>
          </table:table-cell>
          <table:table-cell/>
          <table:table-cell table:style-name="ce3" office:value-type="string">
            <text:p>0x00040000</text:p>
          </table:table-cell>
          <table:table-cell table:style-name="Default" table:formula="of:=HEX2DEC(RIGHT([.D25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>
          <table:table-cell office:value-type="string">
            <text:p>BML25</text:p>
          </table:table-cell>
          <table:table-cell office:value-type="string">
            <text:p>SRD</text:p>
          </table:table-cell>
          <table:table-cell/>
          <table:table-cell table:style-name="ce3" office:value-type="string">
            <text:p>0x00040000</text:p>
          </table:table-cell>
          <table:table-cell table:style-name="Default" table:formula="of:=HEX2DEC(RIGHT([.D26];8))/1024" office:value-type="float" office:value="256">
            <text:p>256</text:p>
          </table:table-cell>
          <table:table-cell table:style-name="ce3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3"/>
          <table:table-cell table:style-name="Default"/>
          <table:table-cell table:number-columns-repeated="1022"/>
        </table:table-row>
        <table:table-row table:style-name="ro5" table:number-rows-repeated="9">
          <table:table-cell table:style-name="ce3"/>
          <table:table-cell table:style-name="Default"/>
          <table:table-cell table:number-columns-repeated="2"/>
          <table:table-cell table:style-name="ce6"/>
          <table:table-cell table:number-columns-repeated="1019"/>
        </table:table-row>
        <table:table-row table:style-name="ro5" table:number-rows-repeated="14">
          <table:table-cell table:style-name="ce3"/>
          <table:table-cell table:style-name="Default"/>
          <table:table-cell table:style-name="ce5"/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ulukko2" table:style-name="ta1">
        <table:table-column table:style-name="co5" table:default-cell-style-name="Default"/>
        <table:table-row table:style-name="ro4">
          <table:table-cell/>
        </table:table-row>
      </table:table>
      <table:table table:name="Taulukko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u Pajarinen</meta:initial-creator>
    <meta:creation-date>2012-11-23T10:15:14</meta:creation-date>
    <dc:date>2012-12-15T20:54:14</dc:date>
    <dc:creator>Teemu Pajarinen</dc:creator>
    <meta:editing-duration>PT8H11M59S</meta:editing-duration>
    <meta:editing-cycles>10</meta:editing-cycles>
    <meta:generator>LibreOffice/3.5$Linux_X86_64 LibreOffice_project/350m1$Build-2</meta:generator>
    <meta:document-statistic meta:table-count="3" meta:cell-count="124" meta:object-count="0"/>
  </office:meta>
</office:document-meta>
</file>